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ta=0.0001" table:style-name="ta1"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Eta = 0.0001</text:p>
          </table:table-cell>
          <table:table-cell/>
          <table:table-cell office:value-type="string" calcext:value-type="string">
            <text:p>Eta = 0.0001</text:p>
          </table:table-cell>
        </table:table-row>
        <table:table-row table:style-name="ro1">
          <table:table-cell table:number-columns-repeated="2" office:value-type="string" calcext:value-type="string">
            <text:p>Filters = [2,3,4]</text:p>
          </table:table-cell>
          <table:table-cell/>
          <table:table-cell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  <table:table-cell office:value-type="string" calcext:value-type="string">
            <text:p>num/filter 3</text:p>
          </table:table-cell>
          <table:table-cell/>
          <table:table-cell office:value-type="string" calcext:value-type="string">
            <text:p>num/filter 2</text:p>
          </table:table-cell>
        </table:table-row>
        <table:table-row table:style-name="ro1">
          <table:table-cell table:number-columns-repeated="2" office:value-type="string" calcext:value-type="string">
            <text:p>Epoch 200</text:p>
          </table:table-cell>
          <table:table-cell/>
          <table:table-cell office:value-type="string" calcext:value-type="string">
            <text:p>Epoch 1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441666666666667" calcext:value-type="float">
            <text:p>0.4416666667</text:p>
          </table:table-cell>
          <table:table-cell office:value-type="float" office:value="0.495" calcext:value-type="float">
            <text:p>0.495</text:p>
          </table:table-cell>
          <table:table-cell table:number-columns-repeated="2"/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511666666666667" calcext:value-type="float">
            <text:p>0.5116666667</text:p>
          </table:table-cell>
          <table:table-cell table:number-columns-repeated="2"/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526666666666667" calcext:value-type="float">
            <text:p>0.5266666667</text:p>
          </table:table-cell>
          <table:table-cell table:number-columns-repeated="2"/>
        </table:table-row>
        <table:table-row table:style-name="ro1">
          <table:table-cell office:value-type="float" office:value="0.471666666666667" calcext:value-type="float">
            <text:p>0.4716666667</text:p>
          </table:table-cell>
          <table:table-cell office:value-type="float" office:value="0.518333333333333" calcext:value-type="float">
            <text:p>0.5183333333</text:p>
          </table:table-cell>
          <table:table-cell table:number-columns-repeated="2"/>
        </table:table-row>
        <table:table-row table:style-name="ro1">
          <table:table-cell office:value-type="float" office:value="0.486666666666667" calcext:value-type="float">
            <text:p>0.4866666667</text:p>
          </table:table-cell>
          <table:table-cell office:value-type="float" office:value="0.521666666666667" calcext:value-type="float">
            <text:p>0.521666666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523333333333333" calcext:value-type="float">
            <text:p>0.5233333333</text:p>
          </table:table-cell>
          <table:table-cell table:number-columns-repeated="2"/>
        </table:table-row>
        <table:table-row table:style-name="ro1">
          <table:table-cell office:value-type="float" office:value="0.503333333333333" calcext:value-type="float">
            <text:p>0.5033333333</text:p>
          </table:table-cell>
          <table:table-cell office:value-type="float" office:value="0.515" calcext:value-type="float">
            <text:p>0.5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521666666666667" calcext:value-type="float">
            <text:p>0.5216666667</text:p>
          </table:table-cell>
          <table:table-cell table:number-columns-repeated="2"/>
        </table:table-row>
        <table:table-row table:style-name="ro1">
          <table:table-cell office:value-type="float" office:value="0.543333333333333" calcext:value-type="float">
            <text:p>0.543333333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0.553333333333333" calcext:value-type="float">
            <text:p>0.5533333333</text:p>
          </table:table-cell>
          <table:table-cell office:value-type="float" office:value="0.535" calcext:value-type="float">
            <text:p>0.535</text:p>
          </table:table-cell>
          <table:table-cell table:number-columns-repeated="2"/>
        </table:table-row>
        <table:table-row table:style-name="ro1">
          <table:table-cell office:value-type="float" office:value="0.571666666666667" calcext:value-type="float">
            <text:p>0.5716666667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2"/>
        </table:table-row>
        <table:table-row table:style-name="ro1">
          <table:table-cell office:value-type="float" office:value="0.583333333333333" calcext:value-type="float">
            <text:p>0.5833333333</text:p>
          </table:table-cell>
          <table:table-cell office:value-type="float" office:value="0.538333333333333" calcext:value-type="float">
            <text:p>0.5383333333</text:p>
          </table:table-cell>
          <table:table-cell table:number-columns-repeated="2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548333333333333" calcext:value-type="float">
            <text:p>0.5483333333</text:p>
          </table:table-cell>
          <table:table-cell table:number-columns-repeated="2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545" calcext:value-type="float">
            <text:p>0.545</text:p>
          </table:table-cell>
          <table:table-cell table:number-columns-repeated="2"/>
        </table:table-row>
        <table:table-row table:style-name="ro1">
          <table:table-cell office:value-type="float" office:value="0.623333333333333" calcext:value-type="float">
            <text:p>0.6233333333</text:p>
          </table:table-cell>
          <table:table-cell office:value-type="float" office:value="0.555" calcext:value-type="float">
            <text:p>0.555</text:p>
          </table:table-cell>
          <table:table-cell table:number-columns-repeated="2"/>
        </table:table-row>
        <table:table-row table:style-name="ro1">
          <table:table-cell office:value-type="float" office:value="0.626666666666667" calcext:value-type="float">
            <text:p>0.6266666667</text:p>
          </table:table-cell>
          <table:table-cell office:value-type="float" office:value="0.556666666666667" calcext:value-type="float">
            <text:p>0.5566666667</text:p>
          </table:table-cell>
          <table:table-cell table:number-columns-repeated="2"/>
        </table:table-row>
        <table:table-row table:style-name="ro1">
          <table:table-cell office:value-type="float" office:value="0.646666666666667" calcext:value-type="float">
            <text:p>0.6466666667</text:p>
          </table:table-cell>
          <table:table-cell office:value-type="float" office:value="0.561666666666667" calcext:value-type="float">
            <text:p>0.5616666667</text:p>
          </table:table-cell>
          <table:table-cell table:number-columns-repeated="2"/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0.566666666666667" calcext:value-type="float">
            <text:p>0.5666666667</text:p>
          </table:table-cell>
          <table:table-cell table:number-columns-repeated="2"/>
        </table:table-row>
        <table:table-row table:style-name="ro1">
          <table:table-cell office:value-type="float" office:value="0.608333333333333" calcext:value-type="float">
            <text:p>0.6083333333</text:p>
          </table:table-cell>
          <table:table-cell office:value-type="float" office:value="0.551666666666667" calcext:value-type="float">
            <text:p>0.5516666667</text:p>
          </table:table-cell>
          <table:table-cell table:number-columns-repeated="2"/>
        </table:table-row>
        <table:table-row table:style-name="ro1">
          <table:table-cell office:value-type="float" office:value="0.631666666666667" calcext:value-type="float">
            <text:p>0.6316666667</text:p>
          </table:table-cell>
          <table:table-cell office:value-type="float" office:value="0.555" calcext:value-type="float">
            <text:p>0.555</text:p>
          </table:table-cell>
          <table:table-cell table:number-columns-repeated="2"/>
        </table:table-row>
        <table:table-row table:style-name="ro1">
          <table:table-cell office:value-type="float" office:value="0.623333333333333" calcext:value-type="float">
            <text:p>0.6233333333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0.628333333333333" calcext:value-type="float">
            <text:p>0.6283333333</text:p>
          </table:table-cell>
          <table:table-cell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0.643333333333333" calcext:value-type="float">
            <text:p>0.6433333333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0.628333333333333" calcext:value-type="float">
            <text:p>0.6283333333</text:p>
          </table:table-cell>
          <table:table-cell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0.648333333333333" calcext:value-type="float">
            <text:p>0.6483333333</text:p>
          </table:table-cell>
          <table:table-cell office:value-type="float" office:value="0.586666666666667" calcext:value-type="float">
            <text:p>0.5866666667</text:p>
          </table:table-cell>
          <table:table-cell table:number-columns-repeated="2"/>
        </table:table-row>
        <table:table-row table:style-name="ro1">
          <table:table-cell office:value-type="float" office:value="0.646666666666667" calcext:value-type="float">
            <text:p>0.6466666667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591666666666667" calcext:value-type="float">
            <text:p>0.5916666667</text:p>
          </table:table-cell>
          <table:table-cell table:number-columns-repeated="2"/>
        </table:table-row>
        <table:table-row table:style-name="ro1">
          <table:table-cell office:value-type="float" office:value="0.651666666666667" calcext:value-type="float">
            <text:p>0.651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2"/>
        </table:table-row>
        <table:table-row table:style-name="ro1">
          <table:table-cell office:value-type="float" office:value="0.651666666666667" calcext:value-type="float">
            <text:p>0.6516666667</text:p>
          </table:table-cell>
          <table:table-cell office:value-type="float" office:value="0.585" calcext:value-type="float">
            <text:p>0.585</text:p>
          </table:table-cell>
          <table:table-cell table:number-columns-repeated="2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2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2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2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2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2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2"/>
        </table:table-row>
        <table:table-row table:style-name="ro1">
          <table:table-cell office:value-type="float" office:value="0.653333333333333" calcext:value-type="float">
            <text:p>0.6533333333</text:p>
          </table:table-cell>
          <table:table-cell office:value-type="float" office:value="0.603333333333333" calcext:value-type="float">
            <text:p>0.6033333333</text:p>
          </table:table-cell>
          <table:table-cell table:number-columns-repeated="2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2"/>
        </table:table-row>
        <table:table-row table:style-name="ro1">
          <table:table-cell office:value-type="float" office:value="0.661666666666667" calcext:value-type="float">
            <text:p>0.6616666667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2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21666666666667" calcext:value-type="float">
            <text:p>0.6216666667</text:p>
          </table:table-cell>
          <table:table-cell table:number-columns-repeated="2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6666666666667" calcext:value-type="float">
            <text:p>0.606666666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11666666666667" calcext:value-type="float">
            <text:p>0.6116666667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float" office:value="0.661666666666667" calcext:value-type="float">
            <text:p>0.6616666667</text:p>
          </table:table-cell>
          <table:table-cell office:value-type="float" office:value="0.611666666666667" calcext:value-type="float">
            <text:p>0.6116666667</text:p>
          </table:table-cell>
          <table:table-cell table:number-columns-repeated="2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2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2"/>
        </table:table-row>
        <table:table-row table:style-name="ro1">
          <table:table-cell office:value-type="float" office:value="0.663333333333333" calcext:value-type="float">
            <text:p>0.6633333333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2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2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16666666666667" calcext:value-type="float">
            <text:p>0.6166666667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38333333333333" calcext:value-type="float">
            <text:p>0.6383333333</text:p>
          </table:table-cell>
          <table:table-cell table:number-columns-repeated="2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55" calcext:value-type="float">
            <text:p>0.655</text:p>
          </table:table-cell>
          <table:table-cell table:number-columns-repeated="2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648333333333333" calcext:value-type="float">
            <text:p>0.6483333333</text:p>
          </table:table-cell>
          <table:table-cell table:number-columns-repeated="2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55" calcext:value-type="float">
            <text:p>0.655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51666666666667" calcext:value-type="float">
            <text:p>0.6516666667</text:p>
          </table:table-cell>
          <table:table-cell table:number-columns-repeated="2"/>
        </table:table-row>
        <table:table-row table:style-name="ro1">
          <table:table-cell office:value-type="float" office:value="0.678333333333333" calcext:value-type="float">
            <text:p>0.6783333333</text:p>
          </table:table-cell>
          <table:table-cell office:value-type="float" office:value="0.658333333333333" calcext:value-type="float">
            <text:p>0.6583333333</text:p>
          </table:table-cell>
          <table:table-cell table:number-columns-repeated="2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65" calcext:value-type="float">
            <text:p>0.665</text:p>
          </table:table-cell>
          <table:table-cell table:number-columns-repeated="2"/>
        </table:table-row>
        <table:table-row table:style-name="ro1">
          <table:table-cell office:value-type="float" office:value="0.678333333333333" calcext:value-type="float">
            <text:p>0.6783333333</text:p>
          </table:table-cell>
          <table:table-cell office:value-type="float" office:value="0.668333333333333" calcext:value-type="float">
            <text:p>0.6683333333</text:p>
          </table:table-cell>
          <table:table-cell table:number-columns-repeated="2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63333333333333" calcext:value-type="float">
            <text:p>0.6633333333</text:p>
          </table:table-cell>
          <table:table-cell table:number-columns-repeated="2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0.676666666666667" calcext:value-type="float">
            <text:p>0.6766666667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655" calcext:value-type="float">
            <text:p>0.655</text:p>
          </table:table-cell>
          <table:table-cell table:number-columns-repeated="2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675" calcext:value-type="float">
            <text:p>0.675</text:p>
          </table:table-cell>
          <table:table-cell table:number-columns-repeated="2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671666666666667" calcext:value-type="float">
            <text:p>0.6716666667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88333333333333" calcext:value-type="float">
            <text:p>0.6883333333</text:p>
          </table:table-cell>
          <table:table-cell table:number-columns-repeated="2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686666666666667" calcext:value-type="float">
            <text:p>0.6866666667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88333333333333" calcext:value-type="float">
            <text:p>0.6883333333</text:p>
          </table:table-cell>
          <table:table-cell table:number-columns-repeated="2"/>
        </table:table-row>
        <table:table-row table:style-name="ro1">
          <table:table-cell office:value-type="float" office:value="0.711666666666667" calcext:value-type="float">
            <text:p>0.7116666667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716666666666667" calcext:value-type="float">
            <text:p>0.716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5" calcext:value-type="float">
            <text:p>0.695</text:p>
          </table:table-cell>
          <table:table-cell table:number-columns-repeated="2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5" calcext:value-type="float">
            <text:p>0.695</text:p>
          </table:table-cell>
          <table:table-cell table:number-columns-repeated="2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2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695" calcext:value-type="float">
            <text:p>0.695</text:p>
          </table:table-cell>
          <table:table-cell table:number-columns-repeated="2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2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2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2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2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695" calcext:value-type="float">
            <text:p>0.695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2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686666666666667" calcext:value-type="float">
            <text:p>0.6866666667</text:p>
          </table:table-cell>
          <table:table-cell table:number-columns-repeated="2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2"/>
        </table:table-row>
      </table:table>
      <table:table table:name="eta=0.001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Eta = 0.001</text:p>
          </table:table-cell>
        </table:table-row>
        <table:table-row table:style-name="ro1">
          <table:table-cell table:number-columns-repeated="2"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  <table:table-cell office:value-type="string" calcext:value-type="string">
            <text:p>num/filter 3</text:p>
          </table:table-cell>
        </table:table-row>
        <table:table-row table:style-name="ro1">
          <table:table-cell table:number-columns-repeated="2" office:value-type="string" calcext:value-type="string">
            <text:p>Epoch 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503333333333333" calcext:value-type="float">
            <text:p>0.5033333333</text:p>
          </table:table-cell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23333333333333" calcext:value-type="float">
            <text:p>0.5233333333</text:p>
          </table:table-cell>
        </table:table-row>
        <table:table-row table:style-name="ro1">
          <table:table-cell office:value-type="float" office:value="0.598333333333333" calcext:value-type="float">
            <text:p>0.5983333333</text:p>
          </table:table-cell>
          <table:table-cell office:value-type="float" office:value="0.523333333333333" calcext:value-type="float">
            <text:p>0.5233333333</text:p>
          </table:table-cell>
        </table:table-row>
        <table:table-row table:style-name="ro1">
          <table:table-cell office:value-type="float" office:value="0.601666666666667" calcext:value-type="float">
            <text:p>0.601666666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0.596666666666667" calcext:value-type="float">
            <text:p>0.596666666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98333333333333" calcext:value-type="float">
            <text:p>0.5983333333</text:p>
          </table:table-cell>
        </table:table-row>
        <table:table-row table:style-name="ro1">
          <table:table-cell office:value-type="float" office:value="0.676666666666667" calcext:value-type="float">
            <text:p>0.6766666667</text:p>
          </table:table-cell>
          <table:table-cell office:value-type="float" office:value="0.626666666666667" calcext:value-type="float">
            <text:p>0.626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671666666666667" calcext:value-type="float">
            <text:p>0.6716666667</text:p>
          </table:table-cell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676666666666667" calcext:value-type="float">
            <text:p>0.6766666667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table:number-columns-repeated="2"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23333333333333" calcext:value-type="float">
            <text:p>0.7233333333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21666666666667" calcext:value-type="float">
            <text:p>0.721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28333333333333" calcext:value-type="float">
            <text:p>0.728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8333333333333" calcext:value-type="float">
            <text:p>0.7283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table:number-columns-repeated="2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6666666666667" calcext:value-type="float">
            <text:p>0.7266666667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706666666666667" calcext:value-type="float">
            <text:p>0.706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723333333333333" calcext:value-type="float">
            <text:p>0.7233333333</text:p>
          </table:table-cell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26666666666667" calcext:value-type="float">
            <text:p>0.7266666667</text:p>
          </table:table-cell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1666666666667" calcext:value-type="float">
            <text:p>0.7016666667</text:p>
          </table:table-cell>
        </table:table-row>
      </table:table>
      <table:table table:name="eta=0.00001" table:style-name="ta1">
        <table:table-column table:style-name="co5" table:default-cell-style-name="Default"/>
        <table:table-row table:style-name="ro1">
          <table:table-cell office:value-type="string" calcext:value-type="string">
            <text:p>Eta = 0.00001</text:p>
          </table:table-cell>
        </table:table-row>
        <table:table-row table:style-name="ro1">
          <table:table-cell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</table:table-row>
        <table:table-row table:style-name="ro1">
          <table:table-cell office:value-type="string" calcext:value-type="string">
            <text:p>Epoch 2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3333333333333" calcext:value-type="float">
            <text:p>0.5133333333</text:p>
          </table:table-cell>
        </table:table-row>
        <table:table-row table:style-name="ro1">
          <table:table-cell office:value-type="float" office:value="0.513333333333333" calcext:value-type="float">
            <text:p>0.5133333333</text:p>
          </table:table-cell>
        </table:table-row>
        <table:table-row table:style-name="ro1">
          <table:table-cell office:value-type="float" office:value="0.503333333333333" calcext:value-type="float">
            <text:p>0.50333333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1666666666667" calcext:value-type="float">
            <text:p>0.501666666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0.491666666666667" calcext:value-type="float">
            <text:p>0.491666666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0.476666666666667" calcext:value-type="float">
            <text:p>0.4766666667</text:p>
          </table:table-cell>
        </table:table-row>
        <table:table-row table:style-name="ro1">
          <table:table-cell office:value-type="float" office:value="0.488333333333333" calcext:value-type="float">
            <text:p>0.4883333333</text:p>
          </table:table-cell>
        </table:table-row>
        <table:table-row table:style-name="ro1">
          <table:table-cell office:value-type="float" office:value="0.493333333333333" calcext:value-type="float">
            <text:p>0.4933333333</text:p>
          </table:table-cell>
        </table:table-row>
        <table:table-row table:style-name="ro1">
          <table:table-cell office:value-type="float" office:value="0.498333333333333" calcext:value-type="float">
            <text:p>0.49833333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8333333333333" calcext:value-type="float">
            <text:p>0.518333333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03333333333333" calcext:value-type="float">
            <text:p>0.5033333333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18333333333333" calcext:value-type="float">
            <text:p>0.51833333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8333333333333" calcext:value-type="float">
            <text:p>0.5283333333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28333333333333" calcext:value-type="float">
            <text:p>0.528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00-00-00</text:date>, <text:time style:data-style-name="N2" text:time-value="13:49:50.221888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06:27.028949707</meta:creation-date>
    <dc:date>2016-11-23T15:02:19.170725027</dc:date>
    <meta:editing-duration>PT4H9M58S</meta:editing-duration>
    <meta:editing-cycles>13</meta:editing-cycles>
    <meta:generator>LibreOffice/5.1.4.2$Linux_X86_64 LibreOffice_project/10m0$Build-2</meta:generator>
    <meta:document-statistic meta:table-count="3" meta:cell-count="1024" meta:object-count="0"/>
  </office:meta>
</office:document-meta>
</file>